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Table1" style:family="table">
      <style:table-properties style:width="15.247cm" table:align="left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3.173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56dd1" officeooo:paragraph-rsid="00056dd1"/>
    </style:style>
    <style:style style:name="P2" style:family="paragraph" style:parent-style-name="Text_20_body">
      <style:text-properties officeooo:rsid="00056dd1" officeooo:paragraph-rsid="00056dd1"/>
    </style:style>
    <style:style style:name="P3" style:family="paragraph" style:parent-style-name="Heading_20_3">
      <style:text-properties style:font-name="Liberation Mono" fo:font-size="10pt" officeooo:paragraph-rsid="00061a07" style:font-size-asian="10pt" style:font-size-complex="10pt"/>
    </style:style>
    <style:style style:name="P4" style:family="paragraph" style:parent-style-name="Heading_20_2">
      <style:text-properties style:font-name="Liberation Mono" fo:font-size="10pt" officeooo:paragraph-rsid="00061a07" style:font-size-asian="10pt" style:font-size-complex="10pt"/>
    </style:style>
    <style:style style:name="P5" style:family="paragraph" style:parent-style-name="Table_20_Contents">
      <style:text-properties style:font-name="Liberation Mono" fo:font-size="9pt" style:font-size-asian="9pt" style:font-size-complex="9pt"/>
    </style:style>
    <style:style style:name="P6" style:family="paragraph" style:parent-style-name="Table_20_Heading">
      <style:text-properties style:font-name="Liberation Mono" fo:font-size="9pt" style:font-size-asian="9pt" style:font-size-complex="9pt"/>
    </style:style>
    <style:style style:name="P7" style:family="paragraph" style:parent-style-name="Horizontal_20_Line">
      <style:text-properties style:font-name="Liberation Mono" fo:font-size="9pt" style:font-size-asian="9pt" style:font-size-complex="9pt"/>
    </style:style>
    <style:style style:name="P8" style:family="paragraph" style:parent-style-name="Horizontal_20_Line">
      <style:text-properties style:font-name="Liberation Mono" fo:font-size="9pt" officeooo:paragraph-rsid="0005eb3b" style:font-size-asian="9pt" style:font-size-complex="9pt"/>
    </style:style>
    <style:style style:name="P9" style:family="paragraph" style:parent-style-name="Standard">
      <style:text-properties style:font-name="Liberation Mono" fo:font-size="9pt" officeooo:rsid="00056dd1" officeooo:paragraph-rsid="00056dd1" style:font-size-asian="9pt" style:font-size-complex="9pt"/>
    </style:style>
    <style:style style:name="P10" style:family="paragraph" style:parent-style-name="Text_20_body">
      <style:text-properties style:font-name="Liberation Mono" fo:font-size="9pt" style:font-size-asian="9pt" style:font-size-complex="9pt"/>
    </style:style>
    <style:style style:name="P11" style:family="paragraph" style:parent-style-name="Text_20_body">
      <style:text-properties style:font-name="Liberation Mono" fo:font-size="9pt" officeooo:paragraph-rsid="00061a07" style:font-size-asian="9pt" style:font-size-complex="9pt"/>
    </style:style>
    <style:style style:name="P12" style:family="paragraph" style:parent-style-name="Horizontal_20_Line">
      <style:text-properties style:font-name="Liberation Mono" fo:font-size="9pt" officeooo:paragraph-rsid="00088517" style:font-size-asian="9pt" style:font-size-complex="9pt"/>
    </style:style>
    <style:style style:name="P13" style:family="paragraph" style:parent-style-name="Text_20_body">
      <style:text-properties style:font-name="Liberation Mono" fo:font-size="9pt" officeooo:paragraph-rsid="00088517" style:font-size-asian="9pt" style:font-size-complex="9pt"/>
    </style:style>
    <style:style style:name="P14" style:family="paragraph" style:parent-style-name="Text_20_body">
      <style:text-properties style:font-name="Liberation Mono" fo:font-size="9pt" fo:font-weight="bold" officeooo:rsid="0005794f" officeooo:paragraph-rsid="0005794f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c9211e" loext:opacity="100%" style:font-name="Liberation Mono" fo:font-size="9pt" fo:font-weight="bold" officeooo:rsid="00056dd1" officeooo:paragraph-rsid="00056dd1" style:font-size-asian="9pt" style:font-weight-asian="bold" style:font-size-complex="9pt" style:font-weight-complex="bold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Horizontal_20_Line">
      <style:text-properties style:font-name="Liberation Mono" fo:font-size="9pt" style:font-size-asian="9pt" style:font-size-complex="9pt"/>
    </style:style>
    <style:style style:name="P18" style:family="paragraph" style:parent-style-name="Text_20_body" style:list-style-name="L1">
      <style:text-properties style:font-name="Liberation Mono" fo:font-size="9pt" style:font-size-asian="9pt" style:font-size-complex="9pt"/>
    </style:style>
    <style:style style:name="P19" style:family="paragraph" style:parent-style-name="Text_20_body" style:list-style-name="L2">
      <style:text-properties style:font-name="Liberation Mono" fo:font-size="9pt" style:font-size-asian="9pt" style:font-size-complex="9pt"/>
    </style:style>
    <style:style style:name="P20" style:family="paragraph" style:parent-style-name="Text_20_body" style:list-style-name="L3">
      <style:text-properties style:font-name="Liberation Mono" fo:font-size="9pt" style:font-size-asian="9pt" style:font-size-complex="9pt"/>
    </style:style>
    <style:style style:name="P21" style:family="paragraph" style:parent-style-name="Text_20_body" style:list-style-name="L4">
      <style:text-properties style:font-name="Liberation Mono" fo:font-size="9pt" style:font-size-asian="9pt" style:font-size-complex="9pt"/>
    </style:style>
    <style:style style:name="P22" style:family="paragraph" style:parent-style-name="Text_20_body" style:list-style-name="L5">
      <style:text-properties style:font-name="Liberation Mono" fo:font-size="9pt" style:font-size-asian="9pt" style:font-size-complex="9pt"/>
    </style:style>
    <style:style style:name="P23" style:family="paragraph" style:parent-style-name="Text_20_body" style:list-style-name="L7">
      <style:text-properties style:font-name="Liberation Mono" fo:font-size="9pt" style:font-size-asian="9pt" style:font-size-complex="9pt"/>
    </style:style>
    <style:style style:name="P24" style:family="paragraph" style:parent-style-name="Text_20_body" style:list-style-name="L8">
      <style:text-properties style:font-name="Liberation Mono" fo:font-size="9pt" style:font-size-asian="9pt" style:font-size-complex="9pt"/>
    </style:style>
    <style:style style:name="P25" style:family="paragraph" style:parent-style-name="Text_20_body" style:list-style-name="L9">
      <style:text-properties style:font-name="Liberation Mono" fo:font-size="9pt" style:font-size-asian="9pt" style:font-size-complex="9pt"/>
    </style:style>
    <style:style style:name="P26" style:family="paragraph" style:parent-style-name="Text_20_body" style:list-style-name="L12">
      <style:text-properties style:font-name="Liberation Mono" fo:font-size="9pt" style:font-size-asian="9pt" style:font-size-complex="9pt"/>
    </style:style>
    <style:style style:name="P27" style:family="paragraph" style:parent-style-name="Text_20_body" style:list-style-name="L13">
      <style:text-properties style:font-name="Liberation Mono" fo:font-size="9pt" style:font-size-asian="9pt" style:font-size-complex="9pt"/>
    </style:style>
    <style:style style:name="P28" style:family="paragraph" style:parent-style-name="Text_20_body" style:list-style-name="L14">
      <style:text-properties style:font-name="Liberation Mono" fo:font-size="9pt" style:font-size-asian="9pt" style:font-size-complex="9pt"/>
    </style:style>
    <style:style style:name="P29" style:family="paragraph" style:parent-style-name="Text_20_body" style:list-style-name="L15">
      <style:text-properties style:font-name="Liberation Mono" fo:font-size="9pt" style:font-size-asian="9pt" style:font-size-complex="9pt"/>
    </style:style>
    <style:style style:name="P30" style:family="paragraph" style:parent-style-name="Text_20_body" style:list-style-name="L16">
      <style:text-properties style:font-name="Liberation Mono" fo:font-size="9pt" style:font-size-asian="9pt" style:font-size-complex="9pt"/>
    </style:style>
    <style:style style:name="P31" style:family="paragraph" style:parent-style-name="Text_20_body" style:list-style-name="L17">
      <style:text-properties style:font-name="Liberation Mono" fo:font-size="9pt" style:font-size-asian="9pt" style:font-size-complex="9pt"/>
    </style:style>
    <style:style style:name="P32" style:family="paragraph" style:parent-style-name="Text_20_body" style:list-style-name="L18">
      <style:text-properties style:font-name="Liberation Mono" fo:font-size="9pt" style:font-size-asian="9pt" style:font-size-complex="9pt"/>
    </style:style>
    <style:style style:name="P33" style:family="paragraph" style:parent-style-name="Text_20_body" style:list-style-name="L19">
      <style:text-properties style:font-name="Liberation Mono" fo:font-size="9pt" style:font-size-asian="9pt" style:font-size-complex="9pt"/>
    </style:style>
    <style:style style:name="P34" style:family="paragraph" style:parent-style-name="Text_20_body" style:list-style-name="L20">
      <style:text-properties style:font-name="Liberation Mono" fo:font-size="9pt" style:font-size-asian="9pt" style:font-size-complex="9pt"/>
    </style:style>
    <style:style style:name="P35" style:family="paragraph" style:parent-style-name="Text_20_body" style:list-style-name="L21">
      <style:text-properties style:font-name="Liberation Mono" fo:font-size="9pt" style:font-size-asian="9pt" style:font-size-complex="9pt"/>
    </style:style>
    <style:style style:name="P36" style:family="paragraph" style:parent-style-name="Text_20_body" style:list-style-name="L28">
      <style:paragraph-properties fo:text-align="justify" style:justify-single-word="false"/>
      <style:text-properties style:font-name="Liberation Mono" fo:font-size="9pt" style:font-size-asian="9pt" style:font-size-complex="9pt"/>
    </style:style>
    <style:style style:name="P37" style:family="paragraph" style:parent-style-name="Text_20_body" style:list-style-name="L32">
      <style:text-properties style:font-name="Liberation Mono" fo:font-size="9pt" style:font-size-asian="9pt" style:font-size-complex="9pt"/>
    </style:style>
    <style:style style:name="P38" style:family="paragraph" style:parent-style-name="Text_20_body" style:list-style-name="L36">
      <style:text-properties style:font-name="Liberation Mono" fo:font-size="9pt" style:font-size-asian="9pt" style:font-size-complex="9pt"/>
    </style:style>
    <style:style style:name="P39" style:family="paragraph" style:parent-style-name="Text_20_body">
      <style:text-properties style:font-name="Liberation Mono" fo:font-size="9pt" officeooo:rsid="00056dd1" officeooo:paragraph-rsid="00088517" style:font-size-asian="9pt" style:font-size-complex="9pt"/>
    </style:style>
    <style:style style:name="P40" style:family="paragraph" style:parent-style-name="Text_20_body">
      <style:text-properties style:font-name="Liberation Mono" fo:font-size="9pt" style:font-size-asian="9pt" style:font-size-complex="9pt"/>
    </style:style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6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5">
      <style:text-properties officeooo:paragraph-rsid="00096719"/>
    </style:style>
    <style:style style:name="P51" style:family="paragraph" style:parent-style-name="Text_20_body" style:list-style-name="L26"/>
    <style:style style:name="P52" style:family="paragraph" style:parent-style-name="Text_20_body" style:list-style-name="L27"/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text-align="justify" style:justify-single-word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30"/>
    <style:style style:name="P57" style:family="paragraph" style:parent-style-name="Text_20_body" style:list-style-name="L31"/>
    <style:style style:name="P58" style:family="paragraph" style:parent-style-name="Text_20_body" style:list-style-name="L33"/>
    <style:style style:name="P59" style:family="paragraph" style:parent-style-name="Text_20_body" style:list-style-name="L34"/>
    <style:style style:name="P60" style:family="paragraph" style:parent-style-name="Text_20_body" style:list-style-name="L35"/>
    <style:style style:name="P61" style:family="paragraph" style:parent-style-name="Text_20_body">
      <style:text-properties officeooo:paragraph-rsid="00096719"/>
    </style:style>
    <style:style style:name="P62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3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96719"/>
    </style:style>
    <style:style style:name="P6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03141" loext:opacity="100%" style:font-name="Udemy Sans" fo:letter-spacing="normal" fo:font-style="normal" fo:font-weight="normal"/>
    </style:style>
    <style:style style:name="T1" style:family="text">
      <style:text-properties style:font-name="Liberation Mono" fo:font-size="9pt" style:font-size-asian="9pt" style:font-size-complex="9pt"/>
    </style:style>
    <style:style style:name="T2" style:family="text">
      <style:text-properties style:font-name="Liberation Mono" fo:font-size="9pt" fo:font-weight="bold" style:font-name-asian="DejaVu Sans" style:font-size-asian="9pt" style:font-weight-asian="bold" style:font-name-complex="DejaVu Sans" style:font-size-complex="9pt" style:font-weight-complex="bold"/>
    </style:style>
    <style:style style:name="T3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061a07" style:font-size-asian="9pt" style:font-size-complex="9pt"/>
    </style:style>
    <style:style style:name="T7" style:family="text">
      <style:text-properties officeooo:rsid="00056dd1"/>
    </style:style>
    <style:style style:name="T8" style:family="text">
      <style:text-properties fo:font-weight="normal" officeooo:rsid="00056dd1" style:font-weight-asian="normal" style:font-weight-complex="normal"/>
    </style:style>
    <style:style style:name="T9" style:family="text">
      <style:text-properties fo:font-variant="normal" fo:text-transform="none" fo:color="#303141" loext:opacity="100%" style:font-name="Udemy Sans" fo:font-size="12pt" fo:letter-spacing="normal" fo:font-style="normal" fo:font-weight="normal"/>
    </style:style>
    <style:style style:name="T10" style:family="text">
      <style:text-properties fo:font-variant="normal" fo:text-transform="none" fo:color="#303141" loext:opacity="100%" style:font-name="Udemy Sans" fo:font-size="12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303141" loext:opacity="100%" style:font-name="Udemy Sans" fo:font-size="12pt" fo:letter-spacing="normal" fo:font-style="normal" fo:font-weight="normal" style:font-size-asian="9pt" style:font-size-complex="9pt" loext:padding="0cm" loext:border="none"/>
    </style:style>
    <style:style style:name="T12" style:family="text">
      <style:text-properties fo:font-variant="normal" fo:text-transform="none" fo:color="#303141" loext:opacity="100%" style:font-name="Udemy Sans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a 1 – AWS Cloud Practitioner</text:p>
      <text:p text:style-name="P9"/>
      <text:h text:style-name="P1" text:outline-level="2"><text:span text:style-name="T1">✅ </text:span><text:span text:style-name="Strong_20_Emphasis"><text:span text:style-name="T1">Seção 1 – Introdução</text:span></text:span></text:h>
      <text:h text:style-name="Heading_20_3" text:outline-level="3"><text:span text:style-name="T1">1. </text:span><text:span text:style-name="Strong_20_Emphasis"><text:span text:style-name="T1">Boas-vindas</text:span></text:span></text:h>
      <text:list text:style-name="L1">
        <text:list-item>
          <text:p text:style-name="P18">Apresentação da certificação AWS Cloud Practitioner.</text:p>
        </text:list-item>
        <text:list-item>
          <text:p text:style-name="P18">Ideal para iniciantes que querem entender os fundamentos da AWS.</text:p>
        </text:list-item>
      </text:list>
      <text:h text:style-name="Heading_20_3" text:outline-level="3"><text:span text:style-name="T1">2. </text:span><text:span text:style-name="Strong_20_Emphasis"><text:span text:style-name="T1">Sobre o novo exame CLF-C02</text:span></text:span></text:h>
      <text:list text:style-name="L2">
        <text:list-item>
          <text:p text:style-name="P19">Substitui o CLF-C01 com conteúdos mais atualizados.</text:p>
        </text:list-item>
        <text:list-item>
          <text:p text:style-name="P19">Foco em: conceitos de nuvem, serviços essenciais, segurança, suporte, preços e casos de uso.</text:p>
        </text:list-item>
      </text:list>
      <text:h text:style-name="Heading_20_3" text:outline-level="3"><text:span text:style-name="T1">3. </text:span><text:span text:style-name="Strong_20_Emphasis"><text:span text:style-name="T1">Sobre sua conta AWS</text:span></text:span></text:h>
      <text:list text:style-name="L3">
        <text:list-item>
          <text:p text:style-name="P20">Uma conta AWS dá acesso a mais de 200 serviços.</text:p>
        </text:list-item>
        <text:list-item>
          <text:p text:style-name="P20">Necessário para testar serviços, criar laboratórios e explorar a AWS.</text:p>
        </text:list-item>
      </text:list>
      <text:h text:style-name="Heading_20_3" text:outline-level="3"><text:span text:style-name="T1">4. </text:span><text:span text:style-name="Strong_20_Emphasis"><text:span text:style-name="T1">Criando sua conta gratuita</text:span></text:span></text:h>
      <text:list text:style-name="L4">
        <text:list-item>
          <text:p text:style-name="P21">Requer cartão de crédito (pode gerar cobrança mínima de verificação).</text:p>
        </text:list-item>
        <text:list-item>
          <text:p text:style-name="P21">Permite uso do Free Tier, importante para estudo e testes.</text:p>
        </text:list-item>
      </text:list>
      <text:h text:style-name="Heading_20_3" text:outline-level="3"><text:span text:style-name="T1">5. </text:span><text:span text:style-name="Strong_20_Emphasis"><text:span text:style-name="T1">O Free Tier09170-400</text:span></text:span></text:h>
      <text:list text:style-name="L5">
        <text:list-item>
          <text:p text:style-name="P22">Três categorias:</text:p>
          <text:list>
            <text:list-item>
              <text:p text:style-name="P41"><text:span text:style-name="Strong_20_Emphasis"><text:span text:style-name="T1">12 meses grátis:</text:span></text:span><text:span text:style-name="T1"> EC2, S3, RDS (com limites).</text:span></text:p>
            </text:list-item>
            <text:list-item>
              <text:p text:style-name="P41"><text:span text:style-name="Strong_20_Emphasis"><text:span text:style-name="T1">Gratuito sempre:</text:span></text:span><text:span text:style-name="T1"> Lambda, DynamoDB, SNS (com restrições).</text:span></text:p>
            </text:list-item>
            <text:list-item>
              <text:p text:style-name="P41"><text:span text:style-name="Strong_20_Emphasis"><text:span text:style-name="T1">Teste grátis temporário:</text:span></text:span><text:span text:style-name="T1"> Serviços com testes de 30 dias.</text:span></text:p>
            </text:list-item>
          </text:list>
        </text:list-item>
      </text:list>
      <text:p text:style-name="P7"/>
      <text:h text:style-name="Heading_20_2" text:outline-level="2"><text:span text:style-name="T1">✅ </text:span><text:span text:style-name="Strong_20_Emphasis"><text:span text:style-name="T1">Seção 2 – Plataforma da AWS</text:span></text:span></text:h>
      <text:h text:style-name="Heading_20_3" text:outline-level="3"/>
      <text:h text:style-name="Heading_20_3" text:outline-level="3"><text:span text:style-name="T1">6. </text:span><text:span text:style-name="Strong_20_Emphasis"><text:span text:style-name="T1">Navegando pela Plataforma</text:span></text:span></text:h>
      <text:list text:style-name="L6">
        <text:list-item>
          <text:p text:style-name="P42"><text:span text:style-name="Strong_20_Emphasis"><text:span text:style-name="T1">Console de Gerenciamento:</text:span></text:span><text:span text:style-name="T1"> Interface web.</text:span></text:p>
        </text:list-item>
        <text:list-item>
          <text:p text:style-name="P42"><text:span text:style-name="Strong_20_Emphasis"><text:span text:style-name="T1">AWS CLI:</text:span></text:span><text:span text:style-name="T1"> Acesso por linha de comando.</text:span></text:p>
        </text:list-item>
        <text:list-item>
          <text:p text:style-name="P42"><text:span text:style-name="Strong_20_Emphasis"><text:span text:style-name="T1">AWS SDK:</text:span></text:span><text:span text:style-name="T1"> Acesso programático via linguagens como Python, JavaScript, etc.</text:span></text:p>
        </text:list-item>
      </text:list>
      <text:h text:style-name="Heading_20_3" text:outline-level="3"><text:span text:style-name="T1">7. </text:span><text:span text:style-name="Strong_20_Emphasis"><text:span text:style-name="T1">Criando um alerta de custo</text:span></text:span></text:h>
      <text:list text:style-name="L7">
        <text:list-item>
          <text:p text:style-name="P23">Acesse AWS Billing → Budgets.</text:p>
        </text:list-item>
        <text:list-item>
          <text:p text:style-name="P23">Define limite de custo e envia alertas por e-mail.</text:p>
        </text:list-item>
        <text:list-item>
          <text:p text:style-name="P23">Útil para evitar cobranças indesejadas durante testes.</text:p>
        </text:list-item>
      </text:list>
      <text:h text:style-name="Heading_20_3" text:outline-level="3"><text:span text:style-name="T1">8. </text:span><text:span text:style-name="Strong_20_Emphasis"><text:span text:style-name="T1">As mudanças na console</text:span></text:span></text:h>
      <text:list text:style-name="L8">
        <text:list-item>
          <text:p text:style-name="P24">Interface está sempre sendo modernizada.</text:p>
        </text:list-item>
        <text:list-item>
          <text:p text:style-name="P24">Importante se familiarizar com menus, serviços favoritos e barra de pesquisa.</text:p>
        </text:list-item>
      </text:list>
      <text:p text:style-name="P7"/>
      <text:h text:style-name="Heading_20_2" text:outline-level="2"><text:soft-page-break/><text:span text:style-name="T1">✅ </text:span><text:span text:style-name="Strong_20_Emphasis"><text:span text:style-name="T1">Seção 3 – Conceitos</text:span></text:span></text:h>
      <text:h text:style-name="Heading_20_3" text:outline-level="3"/>
      <text:h text:style-name="Heading_20_3" text:outline-level="3"><text:span text:style-name="T1">9. </text:span><text:span text:style-name="Strong_20_Emphasis"><text:span text:style-name="T1">O que é Cloud Computing?</text:span></text:span></text:h>
      <text:list text:style-name="L9">
        <text:list-item>
          <text:p text:style-name="P25">Fornecimento de recursos de TI (como servidores, armazenamento, redes) via internet.</text:p>
        </text:list-item>
        <text:list-item>
          <text:p text:style-name="P25">Pagamento sob demanda, escalável e gerenciado por provedores como AWS.</text:p>
        </text:list-item>
      </text:list>
      <text:h text:style-name="Heading_20_3" text:outline-level="3"><text:span text:style-name="T1">10. </text:span><text:span text:style-name="Strong_20_Emphasis"><text:span text:style-name="T1">7 Vantagens em Cloud Computing</text:span></text:span></text:h>
      <text:list text:style-name="L10">
        <text:list-item>
          <text:p text:style-name="P43"><text:span text:style-name="Strong_20_Emphasis"><text:span text:style-name="T1">Trade de CapEx por OpEx</text:span></text:span><text:span text:style-name="T1"> – Sem investir em hardware.</text:span></text:p>
        </text:list-item>
        <text:list-item>
          <text:p text:style-name="P43"><text:span text:style-name="Strong_20_Emphasis"><text:span text:style-name="T1">Economia de escala</text:span></text:span><text:span text:style-name="T1"> – Preços mais baixos com volume.</text:span></text:p>
        </text:list-item>
        <text:list-item>
          <text:p text:style-name="P43"><text:span text:style-name="Strong_20_Emphasis"><text:span text:style-name="T1">Capacidade elástica</text:span></text:span><text:span text:style-name="T1"> – Escala recursos automaticamente.</text:span></text:p>
        </text:list-item>
        <text:list-item>
          <text:p text:style-name="P43"><text:span text:style-name="Strong_20_Emphasis"><text:span text:style-name="T1">Aumenta agilidade e velocidade</text:span></text:span><text:span text:style-name="T1"> – Serviços disponíveis em minutos.</text:span></text:p>
        </text:list-item>
        <text:list-item>
          <text:p text:style-name="P43"><text:span text:style-name="Strong_20_Emphasis"><text:span text:style-name="T1">Redução de custos com manutenção</text:span></text:span><text:span text:style-name="T1"> – AWS gerencia infraestrutura.</text:span></text:p>
        </text:list-item>
        <text:list-item>
          <text:p text:style-name="P43"><text:span text:style-name="Strong_20_Emphasis"><text:span text:style-name="T1">Implantação global</text:span></text:span><text:span text:style-name="T1"> – Presença em múltiplas regiões.</text:span></text:p>
        </text:list-item>
        <text:list-item>
          <text:p text:style-name="P43"><text:span text:style-name="Strong_20_Emphasis"><text:span text:style-name="T1">Melhoria em segurança</text:span></text:span><text:span text:style-name="T1"> – Serviços como IAM, KMS, WAF.</text:span></text:p>
        </text:list-item>
      </text:list>
      <text:h text:style-name="Heading_20_3" text:outline-level="3"><text:span text:style-name="T1">11. </text:span><text:span text:style-name="Strong_20_Emphasis"><text:span text:style-name="T1">Tipos de Cloud</text:span></text:span></text:h>
      <text:list text:style-name="L11">
        <text:list-item>
          <text:p text:style-name="P44"><text:span text:style-name="Strong_20_Emphasis"><text:span text:style-name="T1">Nuvem Pública:</text:span></text:span><text:span text:style-name="T1"> Infraestrutura compartilhada (ex: AWS).</text:span></text:p>
        </text:list-item>
        <text:list-item>
          <text:p text:style-name="P44"><text:span text:style-name="Strong_20_Emphasis"><text:span text:style-name="T1">Nuvem Privada:</text:span></text:span><text:span text:style-name="T1"> Recursos exclusivos da empresa, em datacenter próprio.</text:span></text:p>
        </text:list-item>
        <text:list-item>
          <text:p text:style-name="P44"><text:span text:style-name="Strong_20_Emphasis"><text:span text:style-name="T1">Nuvem Híbrida:</text:span></text:span><text:span text:style-name="T1"> Combina pública e privada, com integração entre ambas.</text:span></text:p>
        </text:list-item>
      </text:list>
      <text:h text:style-name="Heading_20_3" text:outline-level="3"><text:span text:style-name="T1">12. </text:span><text:span text:style-name="Strong_20_Emphasis"><text:span text:style-name="T1">Planos de Suporte da AWS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Plano</text:p>
            </table:table-cell>
            <table:table-cell table:style-name="Table1.A1" office:value-type="string">
              <text:p text:style-name="P6">Indicado para</text:p>
            </table:table-cell>
            <table:table-cell table:style-name="Table1.A1" office:value-type="string">
              <text:p text:style-name="P6">Inclui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Basic</text:span></text:span></text:p>
          </table:table-cell>
          <table:table-cell table:style-name="Table1.A1" office:value-type="string">
            <text:p text:style-name="P5">Iniciante, grátis</text:p>
          </table:table-cell>
          <table:table-cell table:style-name="Table1.A1" office:value-type="string">
            <text:p text:style-name="P5">Suporte técnico limitado, fóru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Developer</text:span></text:span></text:p>
          </table:table-cell>
          <table:table-cell table:style-name="Table1.A1" office:value-type="string">
            <text:p text:style-name="P5">Desenvolvimento</text:p>
          </table:table-cell>
          <table:table-cell table:style-name="Table1.A1" office:value-type="string">
            <text:p text:style-name="P5">Suporte técnico em horário comerc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Business</text:span></text:span></text:p>
          </table:table-cell>
          <table:table-cell table:style-name="Table1.A1" office:value-type="string">
            <text:p text:style-name="P5">Produção</text:p>
          </table:table-cell>
          <table:table-cell table:style-name="Table1.A1" office:value-type="string">
            <text:p text:style-name="P5">24/7, acesso ao Trusted Advis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Enterprise</text:span></text:span></text:p>
          </table:table-cell>
          <table:table-cell table:style-name="Table1.A1" office:value-type="string">
            <text:p text:style-name="P5">Missão crítica</text:p>
          </table:table-cell>
          <table:table-cell table:style-name="Table1.A1" office:value-type="string">
            <text:p text:style-name="P5">Gerente Técnico de Conta (TAM), planos personalizados</text:p>
          </table:table-cell>
        </table:table-row>
      </table:table>
      <text:p text:style-name="P7"/>
      <text:h text:style-name="Heading_20_2" text:outline-level="2"><text:span text:style-name="T1">✅ </text:span><text:span text:style-name="Strong_20_Emphasis"><text:span text:style-name="T1">Seção 4 – IAM (Identity and Access Management)</text:span></text:span></text:h>
      <text:h text:style-name="Heading_20_3" text:outline-level="3"><text:span text:style-name="T1">13. </text:span><text:span text:style-name="Strong_20_Emphasis"><text:span text:style-name="T1">O que é o IAM</text:span></text:span></text:h>
      <text:list text:style-name="L12">
        <text:list-item>
          <text:p text:style-name="P26">Gerencia acesso a recursos AWS com usuários, grupos e políticas (em JSON).</text:p>
        </text:list-item>
        <text:list-item>
          <text:p text:style-name="P26">Permissões são aplicadas com base em políticas associadas a identidades.</text:p>
        </text:list-item>
      </text:list>
      <text:h text:style-name="Heading_20_3" text:outline-level="3"><text:span text:style-name="T1">14. </text:span><text:span text:style-name="Strong_20_Emphasis"><text:span text:style-name="T1">Criando Grupos</text:span></text:span></text:h>
      <text:list text:style-name="L13">
        <text:list-item>
          <text:p text:style-name="P27">Agrupamento lógico de usuários com permissões comuns.</text:p>
        </text:list-item>
        <text:list-item>
          <text:p text:style-name="P27">Ex: grupo “Admins” com permissões administrativas.</text:p>
        </text:list-item>
      </text:list>
      <text:h text:style-name="Heading_20_3" text:outline-level="3"><text:span text:style-name="T1">15. </text:span><text:span text:style-name="Strong_20_Emphasis"><text:span text:style-name="T1">Criando Usuários</text:span></text:span></text:h>
      <text:list text:style-name="L14">
        <text:list-item>
          <text:p text:style-name="P28">Cada usuário tem credenciais próprias (senha ou access key).</text:p>
        </text:list-item>
        <text:list-item>
          <text:p text:style-name="P28">Pode ser configurado com MFA e permissões específicas.</text:p>
        </text:list-item>
      </text:list>
      <text:h text:style-name="Heading_20_3" text:outline-level="3"><text:soft-page-break/><text:span text:style-name="T1">16. </text:span><text:span text:style-name="Strong_20_Emphasis"><text:span text:style-name="T1">IAM Identity Center (ex-AWS SSO)</text:span></text:span></text:h>
      <text:list text:style-name="L15">
        <text:list-item>
          <text:p text:style-name="P29">Autenticação centralizada.</text:p>
        </text:list-item>
        <text:list-item>
          <text:p text:style-name="P29">Integração com múltiplas contas AWS.</text:p>
        </text:list-item>
        <text:list-item>
          <text:p text:style-name="P29">Permite login único com credenciais corporativas (Active Directory, etc).</text:p>
        </text:list-item>
      </text:list>
      <text:h text:style-name="Heading_20_3" text:outline-level="3"><text:span text:style-name="T1">17. </text:span><text:span text:style-name="Strong_20_Emphasis"><text:span text:style-name="T1">Sobre o MFA (Multi-Factor Authentication)</text:span></text:span></text:h>
      <text:list text:style-name="L16">
        <text:list-item>
          <text:p text:style-name="P30">Adiciona camada extra de segurança.</text:p>
        </text:list-item>
        <text:list-item>
          <text:p text:style-name="P45"><text:span text:style-name="T1">Algo que você </text:span><text:span text:style-name="Strong_20_Emphasis"><text:span text:style-name="T1">sabe</text:span></text:span><text:span text:style-name="T1"> (senha) + algo que você </text:span><text:span text:style-name="Strong_20_Emphasis"><text:span text:style-name="T1">possui</text:span></text:span><text:span text:style-name="T1"> (token/app MFA).</text:span></text:p>
        </text:list-item>
      </text:list>
      <text:h text:style-name="Heading_20_3" text:outline-level="3"><text:span text:style-name="T1">18. </text:span><text:span text:style-name="Strong_20_Emphasis"><text:span text:style-name="T1">Habilitando o MFA</text:span></text:span></text:h>
      <text:list text:style-name="L17">
        <text:list-item>
          <text:p text:style-name="P31">Recomendado para contas root e usuários com permissões sensíveis.</text:p>
        </text:list-item>
        <text:list-item>
          <text:p text:style-name="P31">Pode usar apps como Google Authenticator ou dispositivos físicos.</text:p>
        </text:list-item>
      </text:list>
      <text:h text:style-name="Heading_20_3" text:outline-level="3"><text:span text:style-name="T1">19. </text:span><text:span text:style-name="Strong_20_Emphasis"><text:span text:style-name="T1">Organizações AWS</text:span></text:span></text:h>
      <text:list text:style-name="L18">
        <text:list-item>
          <text:p text:style-name="P32">Permite gerenciar múltiplas contas AWS de forma centralizada.</text:p>
        </text:list-item>
        <text:list-item>
          <text:p text:style-name="P32">Define políticas (SCPs) para controlar ações em contas-membro.</text:p>
        </text:list-item>
      </text:list>
      <text:h text:style-name="Heading_20_3" text:outline-level="3"><text:span text:style-name="T1">20. </text:span><text:span text:style-name="Strong_20_Emphasis"><text:span text:style-name="T1">Habilitando Organizações</text:span></text:span></text:h>
      <text:list text:style-name="L19">
        <text:list-item>
          <text:p text:style-name="P33">Cria uma “organização” com contas-membro.</text:p>
        </text:list-item>
        <text:list-item>
          <text:p text:style-name="P33">Aplica restrições em contas filhas sem remover permissões individuais.</text:p>
        </text:list-item>
      </text:list>
      <text:h text:style-name="Heading_20_3" text:outline-level="3"><text:span text:style-name="T1">21. </text:span><text:span text:style-name="Strong_20_Emphasis"><text:span text:style-name="T1">Habilitando o IAM Identity Center</text:span></text:span></text:h>
      <text:list text:style-name="L20">
        <text:list-item>
          <text:p text:style-name="P34">Vincula contas da organização ao IAM Identity Center.</text:p>
        </text:list-item>
        <text:list-item>
          <text:p text:style-name="P34">Ideal para ambientes corporativos com muitos usuários.</text:p>
        </text:list-item>
      </text:list>
      <text:h text:style-name="Heading_20_3" text:outline-level="3"><text:span text:style-name="T1">22. </text:span><text:span text:style-name="Strong_20_Emphasis"><text:span text:style-name="T1">Políticas de Senha</text:span></text:span></text:h>
      <text:list text:style-name="L21">
        <text:list-item>
          <text:p text:style-name="P35">Define regras de segurança para senhas (tamanho mínimo, complexidade, validade).</text:p>
        </text:list-item>
      </text:list>
      <text:h text:style-name="Heading_20_3" text:outline-level="3"><text:span text:style-name="T1">23. </text:span><text:span text:style-name="Strong_20_Emphasis"><text:span text:style-name="T1">CloudShell e CLI</text:span></text:span></text:h>
      <text:list text:style-name="L22">
        <text:list-item>
          <text:p text:style-name="P46"><text:span text:style-name="Strong_20_Emphasis"><text:span text:style-name="T1">CloudShell:</text:span></text:span><text:span text:style-name="T1"> Terminal direto no navegador, já autenticado.</text:span></text:p>
        </text:list-item>
        <text:list-item>
          <text:p text:style-name="P46"><text:span text:style-name="Strong_20_Emphasis"><text:span text:style-name="T1">CLI:</text:span></text:span><text:span text:style-name="T1"> Instalada localmente para gerenciar serviços via comandos.</text:span></text:p>
        </text:list-item>
      </text:list>
      <text:h text:style-name="Heading_20_3" text:outline-level="3"><text:span text:style-name="T1">24. </text:span><text:span text:style-name="Strong_20_Emphasis"><text:span text:style-name="T1">AWS Access Key e SDK</text:span></text:span></text:h>
      <text:list text:style-name="L23">
        <text:list-item>
          <text:p text:style-name="P47"><text:span text:style-name="Strong_20_Emphasis"><text:span text:style-name="T1">Access Key:</text:span></text:span><text:span text:style-name="T1"> Par de chaves para acesso programático (CLI, SDK).</text:span></text:p>
        </text:list-item>
        <text:list-item>
          <text:p text:style-name="P47"><text:span text:style-name="Strong_20_Emphasis"><text:span text:style-name="T1">SDKs:</text:span></text:span><text:span text:style-name="T1"> Bibliotecas para programar com AWS em várias linguagens.</text:span></text:p>
        </text:list-item>
      </text:list>
      <text:h text:style-name="Heading_20_3" text:outline-level="3"><text:span text:style-name="T1">25. </text:span><text:span text:style-name="Strong_20_Emphasis"><text:span text:style-name="T1">IAM Credential Report e Access Advisor</text:span></text:span></text:h>
      <text:list text:style-name="L24">
        <text:list-item>
          <text:p text:style-name="P48"><text:span text:style-name="Strong_20_Emphasis"><text:span text:style-name="T1">Credential Report:</text:span></text:span><text:span text:style-name="T1"> Lista usuários, senhas, MFA, access keys e status.</text:span></text:p>
        </text:list-item>
        <text:list-item>
          <text:p text:style-name="P48"><text:span text:style-name="Strong_20_Emphasis"><text:span text:style-name="T1">Access Advisor:</text:span></text:span><text:span text:style-name="T1"> Mostra quais serviços um usuário acessou e quando.</text:span></text:p>
        </text:list-item>
      </text:list>
      <text:h text:style-name="Heading_20_3" text:outline-level="3"><text:span text:style-name="T1">26–28. </text:span><text:span text:style-name="Strong_20_Emphasis"><text:span text:style-name="T1">Resumos</text:span></text:span></text:h>
      <text:list xml:id="list3085750858" text:style-name="L25">
        <text:list-item>
          <text:p text:style-name="P49"><text:span text:style-name="Strong_20_Emphasis"><text:span text:style-name="T1">IAM:</text:span></text:span><text:span text:style-name="T1"> Permissões via políticas.</text:span></text:p>
          <text:p text:style-name="P49"><text:span text:style-name="T1"/></text:p>
        </text:list-item>
      </text:list>
      <text:p text:style-name="Text_20_body"><text:span text:style-name="T1"/></text:p>
      <text:p text:style-name="P61"><text:span text:style-name="T3"/></text:p>
      <text:p text:style-name="P61"><text:span text:style-name="T3"/></text:p>
      <text:p text:style-name="P61"><text:soft-page-break/><text:span text:style-name="T3">0. Controle Granular de Acesso a AWS:</text:span><text:span text:style-name="T1"> Com o IAM, você pode criar usuários, grupos, papéis e políticas de permissão para controlar o acesso aos serviços e recursos da AWS de uma maneira granular. Por exemplo, você pode permitir que um usuário tenha acesso somente leitura ao Amazon S3 e acesso total ao EC2.</text:span></text:p>
      <text:p text:style-name="P61"><text:span text:style-name="T3">1. Compartilhamento Seguro de Acesso: </text:span><text:span text:style-name="T1">O IAM permite compartilhar o acesso à sua conta AWS de maneira segura. Em vez de compartilhar suas credenciais de root, você pode criar vários usuários IAM, cada um com suas próprias credenciais e permissões.</text:span></text:p>
      <text:p text:style-name="P61"><text:span text:style-name="T3">2. Identidade Federada:</text:span><text:span text:style-name="T1"> Com o IAM, você também pode permitir usuários que já tenham senhas em outros lugares, como na sua rede corporativa ou em um provedor de identidade baseado em SAML, a obter acesso temporário à sua conta AWS.</text:span></text:p>
      <text:p text:style-name="P61"><text:span text:style-name="T3">3. Compatível com Multi-Fator Authentication (MFA):</text:span><text:span text:style-name="T1"> O IAM é compatível com a autenticação de vários fatores para fornecer uma camada adicional de proteção de segurança ao gerenciar o acesso aos serviços e recursos da AWS.</text:span></text:p>
      <text:p text:style-name="P61"><text:span text:style-name="T3">4. Integrado com AWS Services:</text:span><text:span text:style-name="T1"> O IAM está integrado com todos os serviços da AWS, o que significa que você pode definir permissões para qualquer serviço que desejar.</text:span></text:p>
      <text:p text:style-name="P61"><text:span text:style-name="T3">5. Auditoria com AWS CloudTrail:</text:span><text:span text:style-name="T1"> Com o AWS CloudTrail, você pode registrar todas as ações de usuários e APIs IAM para fins de auditoria.</text:span></text:p>
      <text:p text:style-name="P61"><text:span text:style-name="T3">6. Gratuito:</text:span><text:span text:style-name="T1"> O IAM é um recurso gratuito da AWS; você só paga pelos outros recursos da AWS que seus usuários acessam.</text:span></text:p>
      <text:p text:style-name="P61"><text:span text:style-name="T1"/></text:p>
      <text:list xml:id="list163049763459304" text:continue-numbering="true" text:style-name="L25">
        <text:list-item>
          <text:p text:style-name="P50"><text:span text:style-name="Strong_20_Emphasis"><text:span text:style-name="T1">MFA:</text:span></text:span><text:span text:style-name="T1"> Segurança adicional.</text:span></text:p>
        </text:list-item>
      </text:list>
      <text:p text:style-name="P61"><text:span text:style-name="T1"/></text:p>
      <text:p text:style-name="P61"><text:span text:style-name="Strong_20_Emphasis"><text:span text:style-name="T11">Segurança Aprimorada</text:span></text:span><text:span text:style-name="T10">: O principal benefício da MFA é que ela aumenta significativamente a segurança, tornando muito mais difícil para os invasores ganharem acesso não autorizado a um sistema. Mesmo que um fator de autenticação seja comprometido (por exemplo, se uma senha for roubada), os outros fatores ainda protegem o sistema.</text:span></text:p>
      <text:list text:style-name="L37">
        <text:list-item>
          <text:p text:style-name="P62"><text:span text:style-name="Strong_20_Emphasis"><text:span text:style-name="T12"><text:s/>Diversos Métodos de Autenticação</text:span></text:span><text:span text:style-name="T9">: A MFA pode usar uma variedade de métodos de autenticação, como códigos de verificação por SMS, aplicativos de autenticação, tokens de hardware, impressões digitais, reconhecimento facial e muito mais.</text:span></text:p>
        </text:list-item>
        <text:list-item>
          <text:p text:style-name="P62"><text:span text:style-name="Strong_20_Emphasis"><text:span text:style-name="T12"><text:s/>Compatibilidade</text:span></text:span><text:span text:style-name="T9">: A MFA é compatível com muitos sistemas e serviços, incluindo a maioria das plataformas de nuvem (como AWS, Google Cloud e Azure), serviços de email, redes sociais, plataformas de pagamento online, entre outros.</text:span></text:p>
        </text:list-item>
        <text:list-item>
          <text:p text:style-name="P63"><text:span text:style-name="Strong_20_Emphasis"><text:span text:style-name="T12"><text:s/>AWS MFA</text:span></text:span><text:span text:style-name="T9">: A AWS suporta MFA e recomenda que os usuários a utilizem para proteger suas contas. Com a MFA ativada, quando um usuário se conecta à AWS, ele é solicitado a inserir seu nome de usuário e senha (primeiro fator) e um código de autenticação de um dispositivo MFA (segundo fator).</text:span></text:p>
        </text:list-item>
      </text:list>
      <text:p text:style-name="P64"/>
      <text:p text:style-name="P64">Resumindo, a Autenticação Multifator é uma medida de segurança essencial que protege os sistemas de acesso não autorizado, exigindo que os usuários verifiquem sua identidade com vários fatores de autenticação.</text:p>
      <text:p text:style-name="P61"><text:span text:style-name="T1"/></text:p>
      <text:p text:style-name="P61"><text:span text:style-name="T1"/></text:p>
      <text:list xml:id="list163050048378735" text:continue-list="list163049763459304" text:style-name="L25">
        <text:list-item>
          <text:p text:style-name="P50"><text:span text:style-name="Strong_20_Emphasis"><text:span text:style-name="T1">Organizações:</text:span></text:span><text:span text:style-name="T1"> Gerenciamento de múltiplas contas.</text:span></text:p>
        </text:list-item>
      </text:list>
      <text:p text:style-name="P61"><text:span text:style-name="T1"/></text:p>
      <text:p text:style-name="P7"/>
      <text:p text:style-name="P10"><text:soft-page-break/></text:p>
      <text:p text:style-name="P10"/>
      <text:p text:style-name="P10"/>
      <text:h text:style-name="Heading_20_2" text:outline-level="2"><text:span text:style-name="T1">✅ </text:span><text:span text:style-name="Strong_20_Emphasis"><text:span text:style-name="T1">Seção 5 – Estrutura da AWS</text:span></text:span></text:h>
      <text:h text:style-name="Heading_20_3" text:outline-level="3"/>
      <text:h text:style-name="Heading_20_3" text:outline-level="3"><text:span text:style-name="T1">29. </text:span><text:span text:style-name="Strong_20_Emphasis"><text:span text:style-name="T1">Infraestrutura Global da AWS</text:span></text:span></text:h>
      <text:list text:style-name="L26">
        <text:list-item>
          <text:p text:style-name="P51"><text:span text:style-name="Strong_20_Emphasis"><text:span text:style-name="T1">Regiões:</text:span></text:span><text:span text:style-name="T1"> Áreas geográficas independentes (ex: us-east-1).</text:span></text:p>
        </text:list-item>
        <text:list-item>
          <text:p text:style-name="P51"><text:span text:style-name="Strong_20_Emphasis"><text:span text:style-name="T1">Zonas de Disponibilidade (AZs):</text:span></text:span><text:span text:style-name="T1"> Datacenters redundantes dentro de regiões.</text:span></text:p>
        </text:list-item>
        <text:list-item>
          <text:p text:style-name="P51"><text:span text:style-name="Strong_20_Emphasis"><text:span text:style-name="T1">Edge Locations:</text:span></text:span><text:span text:style-name="T1"> Posição de cache/CDN para serviços como CloudFront.</text:span></text:p>
        </text:list-item>
      </text:list>
      <text:h text:style-name="Heading_20_3" text:outline-level="3"/>
      <text:h text:style-name="Heading_20_3" text:outline-level="3"><text:span text:style-name="T1">30. </text:span><text:span text:style-name="Strong_20_Emphasis"><text:span text:style-name="T1">Modelo de Responsabilidade Compartilhada</text:span></text:span></text:h>
      <text:list text:style-name="L27">
        <text:list-item>
          <text:p text:style-name="P52"><text:span text:style-name="Strong_20_Emphasis"><text:span text:style-name="T1">AWS é responsável pela "segurança da nuvem"</text:span></text:span><text:span text:style-name="T1"> – hardware, rede, datacenters.</text:span></text:p>
        </text:list-item>
        <text:list-item>
          <text:p text:style-name="P52"><text:span text:style-name="Strong_20_Emphasis"><text:span text:style-name="T1">Você é responsável pela "segurança na nuvem"</text:span></text:span><text:span text:style-name="T1"> – dados, permissões, criptografia.</text:span></text:p>
        </text:list-item>
      </text:list>
      <text:h text:style-name="Heading_20_3" text:outline-level="3"/>
      <text:h text:style-name="Heading_20_3" text:outline-level="3"><text:span text:style-name="T1">31–32. </text:span><text:span text:style-name="Strong_20_Emphasis"><text:span text:style-name="T1">Resumos</text:span></text:span></text:h>
      <text:list text:style-name="L28">
        <text:list-item>
          <text:p text:style-name="P53"><text:span text:style-name="Strong_20_Emphasis"><text:span text:style-name="T1">Infra Global:</text:span></text:span><text:span text:style-name="T1"> Região → AZ → Edge Location.</text:span></text:p>
          <text:list>
            <text:list-item>
              <text:p text:style-name="P36">A infraestrutura global da AWS é composta por<text:span text:style-name="T4"> Regiões, Zonas de Disponibilidade (AZs), Zonas Locais, Wavelength e Outposts</text:span>. Cada <text:span text:style-name="T4">região</text:span> contém ao menos duas AZs interconectadas, oferecendo alta disponibilidade e resiliência. As <text:span text:style-name="T4">Zonas Locais</text:span> aproximam os serviços da AWS dos usuários finais, reduzindo a latência. O <text:span text:style-name="T4">Wavelength</text:span> integra a AWS à borda das redes 5G para aplicações móveis de baixa latência. Já o <text:span text:style-name="T4">Outposts</text:span> estende a AWS a ambientes on-premises, permitindo uma experiência híbrida consistente. Essa infraestrutura permite implantações seguras, escaláveis e com baixa latência em todo o mundo.</text:p>
            </text:list-item>
          </text:list>
        </text:list-item>
        <text:list-item>
          <text:p text:style-name="P53"><text:span text:style-name="Strong_20_Emphasis"><text:span text:style-name="T1">Responsabilidade Compartilhada:</text:span></text:span><text:span text:style-name="T1"> Divisão clara entre AWS e cliente.</text:span></text:p>
          <text:list>
            <text:list-item>
              <text:p text:style-name="P54"><text:span text:style-name="T1">O Modelo de Responsabilidade Compartilhada da AWS define a divisão de responsabilidades de segurança entre a AWS e o cliente. A AWS é responsável pela segurança </text:span><text:span text:style-name="Strong_20_Emphasis"><text:span text:style-name="T1">da</text:span></text:span><text:span text:style-name="T1"> nuvem (infraestrutura física, rede e serviços), enquanto o cliente é responsável pela segurança </text:span><text:span text:style-name="Strong_20_Emphasis"><text:span text:style-name="T1">na</text:span></text:span><text:span text:style-name="T1"> nuvem (dados, configurações e aplicações). A divisão varia conforme o tipo de serviço utilizado: em EC2, por exemplo, o cliente gerencia o sistema operacional; já em RDS, a AWS gerencia também o SO e o banco. Entender esse modelo é essencial para garantir segurança e conformidade na nuvem.</text:span></text:p>
            </text:list-item>
          </text:list>
        </text:list-item>
      </text:list>
      <text:p text:style-name="P10"/>
      <text:h text:style-name="P4" text:outline-level="2"><text:span text:style-name="T5">✅ </text:span><text:span text:style-name="Strong_20_Emphasis"><text:span text:style-name="T5">Seção </text:span></text:span><text:span text:style-name="Strong_20_Emphasis"><text:span text:style-name="T6">6</text:span></text:span><text:span text:style-name="Strong_20_Emphasis"><text:span text:style-name="T5"> – </text:span></text:span><text:span text:style-name="Strong_20_Emphasis"><text:span text:style-name="T6">Elastic Compute CloudFront</text:span></text:span></text:h>
      <text:p text:style-name="P11"/>
      <text:h text:style-name="P3" text:outline-level="3"><text:span text:style-name="Strong_20_Emphasis"><text:span text:style-name="T5">33. Sobre EC2 (Elastic Compute Cloud)</text:span></text:span></text:h>
      <text:p text:style-name="P10">O Amazon EC2 é um serviço da AWS que permite criar e gerenciar servidores virtuais na nuvem (instâncias). Ele oferece capacidade escalável de computação sob demanda, permitindo executar aplicações sem precisar investir em hardware físico. Com EC2, você pode escolher o sistema operacional, configurar armazenamento, rede e escalabilidade de forma flexível.</text:p>
      <text:p text:style-name="P7"/>
      <text:h text:style-name="Heading_20_3" text:outline-level="3"><text:soft-page-break/><text:span text:style-name="Strong_20_Emphasis"><text:span text:style-name="T1">34. Tipos de EC2</text:span></text:span></text:h>
      <text:p text:style-name="P10"/>
      <text:p text:style-name="P10">As instâncias EC2 são divididas por famílias, cada uma otimizada para diferentes casos de uso:</text:p>
      <text:list text:style-name="L29">
        <text:list-item>
          <text:p text:style-name="P55"><text:span text:style-name="Strong_20_Emphasis"><text:span text:style-name="T1">t (Burstable Performance)</text:span></text:span><text:span text:style-name="T1">: Boa para cargas leves e intermitentes. Ex: t3, t4g.</text:span></text:p>
        </text:list-item>
        <text:list-item>
          <text:p text:style-name="P55"><text:span text:style-name="Strong_20_Emphasis"><text:span text:style-name="T1">m (General Purpose)</text:span></text:span><text:span text:style-name="T1">: Equilíbrio entre CPU, memória e rede. Ex: m5, m6i.</text:span></text:p>
        </text:list-item>
        <text:list-item>
          <text:p text:style-name="P55"><text:span text:style-name="Strong_20_Emphasis"><text:span text:style-name="T1">c (Compute Optimized)</text:span></text:span><text:span text:style-name="T1">: Otimizado para processamento intensivo. Ex: c6g, c7i.</text:span></text:p>
        </text:list-item>
        <text:list-item>
          <text:p text:style-name="P55"><text:span text:style-name="Strong_20_Emphasis"><text:span text:style-name="T1">r (Memory Optimized)</text:span></text:span><text:span text:style-name="T1">: Ideal para bancos de dados ou caches. Ex: r6g, r7a.</text:span></text:p>
        </text:list-item>
        <text:list-item>
          <text:p text:style-name="P55"><text:span text:style-name="Strong_20_Emphasis"><text:span text:style-name="T1">i (Storage Optimized)</text:span></text:span><text:span text:style-name="T1">: Alta performance de I/O de disco. Ex: i4i, i3.</text:span></text:p>
        </text:list-item>
        <text:list-item>
          <text:p text:style-name="P55"><text:span text:style-name="Strong_20_Emphasis"><text:span text:style-name="T1">g, p, inf (Accelerated Computing)</text:span></text:span><text:span text:style-name="T1">: Usam GPUs para ML, gráficos ou HPC. Ex: g5, p4d.</text:span></text:p>
        </text:list-item>
        <text:list-item>
          <text:p text:style-name="P55"><text:span text:style-name="Strong_20_Emphasis"><text:span text:style-name="T1">d (Dense Storage)</text:span></text:span><text:span text:style-name="T1">: Armazenamento em grande volume. Ex: d2.</text:span></text:p>
        </text:list-item>
      </text:list>
      <text:p text:style-name="P7"/>
      <text:h text:style-name="Heading_20_3" text:outline-level="3"><text:span text:style-name="Strong_20_Emphasis"><text:span text:style-name="T1">35. Modelos de Preços</text:span></text:span></text:h>
      <text:p text:style-name="P10"/>
      <text:p text:style-name="P10">A AWS oferece diferentes formas de pagar pelas instâncias EC2:</text:p>
      <text:list text:style-name="L30">
        <text:list-item>
          <text:p text:style-name="P56"><text:span text:style-name="Strong_20_Emphasis"><text:span text:style-name="T1">On-Demand</text:span></text:span><text:span text:style-name="T1">: Pagamento por hora/segundo sem compromisso. Mais caro, ideal para uso temporário.</text:span></text:p>
        </text:list-item>
        <text:list-item>
          <text:p text:style-name="P56"><text:span text:style-name="Strong_20_Emphasis"><text:span text:style-name="T1">Reserved Instances (RI)</text:span></text:span><text:span text:style-name="T1">: Contrato por 1 ou 3 anos com grande desconto (até 75%). Ideal para workloads previsíveis.</text:span></text:p>
        </text:list-item>
        <text:list-item>
          <text:p text:style-name="P56"><text:span text:style-name="Strong_20_Emphasis"><text:span text:style-name="T1">Savings Plans</text:span></text:span><text:span text:style-name="T1">: Compromisso de uso (em dólares por hora) por 1 ou 3 anos, com mais flexibilidade que RI.</text:span></text:p>
        </text:list-item>
        <text:list-item>
          <text:p text:style-name="P56"><text:span text:style-name="Strong_20_Emphasis"><text:span text:style-name="T1">Spot Instances</text:span></text:span><text:span text:style-name="T1">: Usam capacidade ociosa da AWS com até 90% de desconto. Boa para jobs flexíveis ou interrupções.</text:span></text:p>
        </text:list-item>
        <text:list-item>
          <text:p text:style-name="P56"><text:span text:style-name="Strong_20_Emphasis"><text:span text:style-name="T1">Dedicated Hosts</text:span></text:span><text:span text:style-name="T1">: Servidor físico dedicado, útil para conformidade ou licenciamento específico.</text:span></text:p>
        </text:list-item>
        <text:list-item>
          <text:p text:style-name="P56"><text:span text:style-name="Strong_20_Emphasis"><text:span text:style-name="T1">Capacity Reservations</text:span></text:span><text:span text:style-name="T1">: Reserva de capacidade em uma zona de disponibilidade específica, garante disponibilidade.</text:span></text:p>
        </text:list-item>
      </text:list>
      <text:p text:style-name="P11"/>
      <text:p text:style-name="P11"><text:span text:style-name="Strong_20_Emphasis">36. Valores do EC2</text:span><text:line-break/>Esse tópico trata dos custos associados ao uso de instâncias EC2. A AWS cobra com base no tipo da instância, tempo de uso (por segundo ou hora), armazenamento, transferência de dados e serviços adicionais. Existem diferentes modelos de preços, como On-Demand, Reserved e Spot Instances, cada um com características e custos distintos.</text:p>
      <text:p text:style-name="P12"/>
      <text:p text:style-name="Text_20_body"><text:span text:style-name="Strong_20_Emphasis"><text:span text:style-name="T1">37. Iniciando uma Instância EC2</text:span></text:span><text:span text:style-name="T1"><text:line-break/>Aqui você aprende como criar uma instância EC2. O processo envolve escolher uma AMI (imagem do sistema operacional), selecionar o tipo da instância, configurar detalhes da rede (como VPC e sub-rede), adicionar armazenamento e definir um par de chaves SSH para acesso remoto.</text:span></text:p>
      <text:p text:style-name="P12"/>
      <text:p text:style-name="Text_20_body"><text:span text:style-name="Strong_20_Emphasis"><text:span text:style-name="T1">38. Testando o Webserver</text:span></text:span><text:span text:style-name="T1"><text:line-break/>Após iniciar a instância, você pode instalar e configurar um servidor web (como Apache ou Nginx). Esse teste normalmente envolve instalar o serviço via linha de comando e verificar se a página de boas-vindas do servidor está acessível pelo navegador usando o IP público da instância.</text:span></text:p>
      <text:p text:style-name="P12"/>
      <text:p text:style-name="Text_20_body"><text:soft-page-break/><text:span text:style-name="Strong_20_Emphasis"><text:span text:style-name="T1">39. Acessando via SSH</text:span></text:span><text:span text:style-name="T1"><text:line-break/>O acesso à instância EC2 é feito por SSH, utilizando o terminal e o arquivo </text:span><text:span text:style-name="Source_20_Text"><text:span text:style-name="T1">.pem</text:span></text:span><text:span text:style-name="T1"> (chave privada) gerado durante a criação da instância. O comando básico é:</text:span></text:p>
      <text:p text:style-name="P16"><text:span text:style-name="Source_20_Text"><text:span text:style-name="T1">ssh -i "sua-chave.pem" ec2-user@ip-publico</text:span></text:span></text:p>
      <text:p text:style-name="P10">Esse acesso permite controlar e configurar o servidor remotamente.</text:p>
      <text:p text:style-name="P12"/>
      <text:p text:style-name="Text_20_body"><text:span text:style-name="Strong_20_Emphasis"><text:span text:style-name="T1">40. O Status da Instância</text:span></text:span><text:span text:style-name="T1"><text:line-break/>Esse tópico aborda os diferentes estados da instância EC2 (pending, running, stopping, stopped, terminated) e os status checks que a AWS realiza para verificar a integridade da infraestrutura e do sistema operacional. Esses dados ajudam a diagnosticar problemas e garantir que a instância está funcionando corretamente.</text:span></text:p>
      <text:p text:style-name="P11"/>
      <text:p text:style-name="P11"/>
      <text:p text:style-name="P14">Flash Cards</text:p>
      <text:h text:style-name="Heading_20_2" text:outline-level="2"><text:span text:style-name="T1">🧠 </text:span><text:span text:style-name="Strong_20_Emphasis"><text:span text:style-name="T1">Seção 1 – Introdução</text:span></text:span></text:h>
      <text:p text:style-name="Text_20_body"><text:span text:style-name="Strong_20_Emphasis"><text:span text:style-name="T1">Q:</text:span></text:span><text:span text:style-name="T1"> O que é o Free Tier da AWS e quais são suas categorias?<text:line-break/></text:span><text:span text:style-name="Strong_20_Emphasis"><text:span text:style-name="T1">A:</text:span></text:span><text:span text:style-name="T1"> É uma camada gratuita para testar serviços AWS. Possui:</text:span></text:p>
      <text:list text:style-name="L31">
        <text:list-item>
          <text:p text:style-name="P57"><text:span text:style-name="Strong_20_Emphasis"><text:span text:style-name="T1">12 meses grátis</text:span></text:span><text:span text:style-name="T1"> (EC2, S3, RDS),</text:span></text:p>
        </text:list-item>
        <text:list-item>
          <text:p text:style-name="P57"><text:span text:style-name="Strong_20_Emphasis"><text:span text:style-name="T1">Grátis sempre</text:span></text:span><text:span text:style-name="T1"> (Lambda, DynamoDB),</text:span></text:p>
        </text:list-item>
        <text:list-item>
          <text:p text:style-name="P57"><text:span text:style-name="Strong_20_Emphasis"><text:span text:style-name="T1">Testes temporários</text:span></text:span><text:span text:style-name="T1"> (30 dias).</text:span></text:p>
        </text:list-item>
      </text:list>
      <text:p text:style-name="Text_20_body"><text:span text:style-name="Strong_20_Emphasis"><text:span text:style-name="T1">Q:</text:span></text:span><text:span text:style-name="T1"> O que é necessário para criar uma conta gratuita na AWS?<text:line-break/></text:span><text:span text:style-name="Strong_20_Emphasis"><text:span text:style-name="T1">A:</text:span></text:span><text:span text:style-name="T1"> Nome, e-mail, senha, dados de pagamento (cartão de crédito), e verificação de identidade.</text:span></text:p>
      <text:p text:style-name="Text_20_body"><text:span text:style-name="Strong_20_Emphasis"><text:span text:style-name="T1">Q:</text:span></text:span><text:span text:style-name="T1"> Qual é o objetivo do exame AWS Cloud Practitioner (CLF-C02)?<text:line-break/></text:span><text:span text:style-name="Strong_20_Emphasis"><text:span text:style-name="T1">A:</text:span></text:span><text:span text:style-name="T1"> Avaliar conhecimentos fundamentais sobre computação em nuvem, serviços da AWS, segurança, suporte e modelos de precificação.</text:span></text:p>
      <text:p text:style-name="P7"/>
      <text:h text:style-name="Heading_20_2" text:outline-level="2"><text:span text:style-name="T1">🧠 </text:span><text:span text:style-name="Strong_20_Emphasis"><text:span text:style-name="T1">Seção 2 – Plataforma da AWS</text:span></text:span></text:h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O que é o Console da AWS?<text:line-break/></text:span><text:span text:style-name="Strong_20_Emphasis"><text:span text:style-name="T1">A:</text:span></text:span><text:span text:style-name="T1"> Interface web gráfica para acessar e gerenciar serviços AWS.</text:span></text:p>
      <text:p text:style-name="Text_20_body"><text:span text:style-name="Strong_20_Emphasis"><text:span text:style-name="T1">Q:</text:span></text:span><text:span text:style-name="T1"> O que é a AWS CLI?<text:line-break/></text:span><text:span text:style-name="Strong_20_Emphasis"><text:span text:style-name="T1">A:</text:span></text:span><text:span text:style-name="T1"> Interface de linha de comando para interagir com serviços AWS via terminal.</text:span></text:p>
      <text:p text:style-name="Text_20_body"><text:span text:style-name="Strong_20_Emphasis"><text:span text:style-name="T1">Q:</text:span></text:span><text:span text:style-name="T1"> Para que serve o alerta de custo da AWS?<text:line-break/></text:span><text:span text:style-name="Strong_20_Emphasis"><text:span text:style-name="T1">A:</text:span></text:span><text:span text:style-name="T1"> Permite configurar notificações por e-mail quando o custo estimado ultrapassa um valor definido.</text:span></text:p>
      <text:p text:style-name="Text_20_body"><text:span text:style-name="Strong_20_Emphasis"><text:span text:style-name="T1">Q:</text:span></text:span><text:span text:style-name="T1"> O que são SDKs da AWS?<text:line-break/></text:span><text:span text:style-name="Strong_20_Emphasis"><text:span text:style-name="T1">A:</text:span></text:span><text:span text:style-name="T1"> Bibliotecas que permitem acesso programático aos serviços AWS em várias linguagens (Python, JavaScript, etc.).</text:span></text:p>
      <text:p text:style-name="P7"/>
      <text:h text:style-name="Heading_20_2" text:outline-level="2"><text:span text:style-name="T1">🧠 </text:span><text:span text:style-name="Strong_20_Emphasis"><text:span text:style-name="T1">Seção 3 – Conceitos</text:span></text:span></text:h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O que é computação em nuvem (Cloud Computing)?<text:line-break/></text:span><text:span text:style-name="Strong_20_Emphasis"><text:span text:style-name="T1">A:</text:span></text:span><text:span text:style-name="T1"> Entrega de recursos de TI sob demanda via internet, com cobrança conforme uso.</text:span></text:p>
      <text:p text:style-name="Text_20_body"><text:soft-page-break/><text:span text:style-name="Strong_20_Emphasis"><text:span text:style-name="T1">Q:</text:span></text:span><text:span text:style-name="T1"> Quais são as 7 vantagens da computação em nuvem?<text:line-break/></text:span><text:span text:style-name="Strong_20_Emphasis"><text:span text:style-name="T1">A:</text:span></text:span></text:p>
      <text:list text:style-name="L32">
        <text:list-item>
          <text:p text:style-name="P37">Substituição de CapEx por OpEx</text:p>
        </text:list-item>
        <text:list-item>
          <text:p text:style-name="P37">Economia de escala</text:p>
        </text:list-item>
        <text:list-item>
          <text:p text:style-name="P37">Capacidade elástica</text:p>
        </text:list-item>
        <text:list-item>
          <text:p text:style-name="P37">Velocidade e agilidade</text:p>
        </text:list-item>
        <text:list-item>
          <text:p text:style-name="P37">Eliminação de manutenção de datacenter</text:p>
        </text:list-item>
        <text:list-item>
          <text:p text:style-name="P37">Alcance global</text:p>
        </text:list-item>
        <text:list-item>
          <text:p text:style-name="P37">Segurança aprimorada</text:p>
        </text:list-item>
      </text:list>
      <text:p text:style-name="Text_20_body"><text:span text:style-name="Strong_20_Emphasis"><text:span text:style-name="T1">Q:</text:span></text:span><text:span text:style-name="T1"> Quais são os tipos de nuvem?<text:line-break/></text:span><text:span text:style-name="Strong_20_Emphasis"><text:span text:style-name="T1">A:</text:span></text:span></text:p>
      <text:list text:style-name="L33">
        <text:list-item>
          <text:p text:style-name="P58"><text:span text:style-name="Strong_20_Emphasis"><text:span text:style-name="T1">Pública:</text:span></text:span><text:span text:style-name="T1"> Infraestrutura compartilhada (ex: AWS).</text:span></text:p>
        </text:list-item>
        <text:list-item>
          <text:p text:style-name="P58"><text:span text:style-name="Strong_20_Emphasis"><text:span text:style-name="T1">Privada:</text:span></text:span><text:span text:style-name="T1"> Exclusiva de uma empresa.</text:span></text:p>
        </text:list-item>
        <text:list-item>
          <text:p text:style-name="P58"><text:span text:style-name="Strong_20_Emphasis"><text:span text:style-name="T1">Híbrida:</text:span></text:span><text:span text:style-name="T1"> Combina pública e privada.</text:span></text:p>
        </text:list-item>
      </text:list>
      <text:p text:style-name="Text_20_body"><text:span text:style-name="Strong_20_Emphasis"><text:span text:style-name="T1">Q:</text:span></text:span><text:span text:style-name="T1"> Quais são os planos de suporte da AWS?<text:line-break/></text:span><text:span text:style-name="Strong_20_Emphasis"><text:span text:style-name="T1">A:</text:span></text:span></text:p>
      <text:list text:style-name="L34">
        <text:list-item>
          <text:p text:style-name="P59"><text:span text:style-name="Strong_20_Emphasis"><text:span text:style-name="T1">Basic:</text:span></text:span><text:span text:style-name="T1"> Grátis, fórum e documentação.</text:span></text:p>
        </text:list-item>
        <text:list-item>
          <text:p text:style-name="P59"><text:span text:style-name="Strong_20_Emphasis"><text:span text:style-name="T1">Developer:</text:span></text:span><text:span text:style-name="T1"> Suporte técnico comercial.</text:span></text:p>
        </text:list-item>
        <text:list-item>
          <text:p text:style-name="P59"><text:span text:style-name="Strong_20_Emphasis"><text:span text:style-name="T1">Business:</text:span></text:span><text:span text:style-name="T1"> 24/7, Trusted Advisor.</text:span></text:p>
        </text:list-item>
        <text:list-item>
          <text:p text:style-name="P59"><text:span text:style-name="Strong_20_Emphasis"><text:span text:style-name="T1">Enterprise:</text:span></text:span><text:span text:style-name="T1"> Gerente técnico dedicado (TAM), A personalizada.</text:span></text:p>
        </text:list-item>
      </text:list>
      <text:p text:style-name="P7"/>
      <text:h text:style-name="Heading_20_2" text:outline-level="2"><text:span text:style-name="T1">🧠 </text:span><text:span text:style-name="Strong_20_Emphasis"><text:span text:style-name="T1">Seção 4 – IAM (Gerenciamento de Identidade e Acesso)</text:span></text:span></text:h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O que é o IAM?<text:line-break/></text:span><text:span text:style-name="Strong_20_Emphasis"><text:span text:style-name="T1">A:</text:span></text:span><text:span text:style-name="T1"> Serviço para criar usuários, grupos e aplicar permissões de forma segura.</text:span></text:p>
      <text:p text:style-name="Text_20_body"><text:span text:style-name="Strong_20_Emphasis"><text:span text:style-name="T1">Q:</text:span></text:span><text:span text:style-name="T1"> O que são políticas IAM?<text:line-break/></text:span><text:span text:style-name="Strong_20_Emphasis"><text:span text:style-name="T1">A:</text:span></text:span><text:span text:style-name="T1"> Documentos em JSON que definem permissões para usuários, grupos ou funções.</text:span></text:p>
      <text:p text:style-name="Text_20_body"><text:span text:style-name="Strong_20_Emphasis"><text:span text:style-name="T1">Q:</text:span></text:span><text:span text:style-name="T1"> O que é o IAM Identity Center (ex-Single Sign-On)?<text:line-break/></text:span><text:span text:style-name="Strong_20_Emphasis"><text:span text:style-name="T1">A:</text:span></text:span><text:span text:style-name="T1"> Serviço que centraliza o acesso de usuários a múltiplas contas AWS com login único (SSO).</text:span></text:p>
      <text:p text:style-name="Text_20_body"><text:span text:style-name="Strong_20_Emphasis"><text:span text:style-name="T1">Q:</text:span></text:span><text:span text:style-name="T1"> O que é MFA (Multi-Factor Authentication)?<text:line-break/></text:span><text:span text:style-name="Strong_20_Emphasis"><text:span text:style-name="T1">A:</text:span></text:span><text:span text:style-name="T1"> Autenticação que combina senha + fator adicional (ex: app autenticador).</text:span></text:p>
      <text:p text:style-name="Text_20_body"><text:span text:style-name="Strong_20_Emphasis"><text:span text:style-name="T1">Q:</text:span></text:span><text:span text:style-name="T1"> Por que é importante ativar o MFA para a conta root?<text:line-break/></text:span><text:span text:style-name="Strong_20_Emphasis"><text:span text:style-name="T1">A:</text:span></text:span><text:span text:style-name="T1"> A conta root tem permissões totais e deve ter segurança reforçada.</text:span></text:p>
      <text:p text:style-name="Text_20_body"><text:span text:style-name="Strong_20_Emphasis"><text:span text:style-name="T1">Q:</text:span></text:span><text:span text:style-name="T1"> O que é a AWS Organiza09170-400tions?<text:line-break/></text:span><text:span text:style-name="Strong_20_Emphasis"><text:span text:style-name="T1">A:</text:span></text:span><text:span text:style-name="T1"> Serviço que permite gerenciar múltiplas contas AWS com políticas centralizadas (SCPs).</text:span></text:p>
      <text:p text:style-name="Text_20_body"><text:span text:style-name="Strong_20_Emphasis"><text:span text:style-name="T1">Q:</text:span></text:span><text:span text:style-name="T1"> O que é o IAM Credential Report?<text:line-break/></text:span><text:span text:style-name="Strong_20_Emphasis"><text:span text:style-name="T1">A:</text:span></text:span><text:span text:style-name="T1"> Relatório que mostra todos os usuários IAM e o status de suas credenciais (senha, MFA, access key).</text:span></text:p>
      <text:p text:style-name="Text_20_body"><text:span text:style-name="Strong_20_Emphasis"><text:span text:style-name="T1">Q:</text:span></text:span><text:span text:style-name="T1"> O que é o Access Advisor?<text:line-break/></text:span><text:span text:style-name="Strong_20_Emphasis"><text:span text:style-name="T1">A:</text:span></text:span><text:span text:style-name="T1"> Ferramenta que mostra os serviços usados por um usuário e quando foi o último acesso.</text:span></text:p>
      <text:p text:style-name="Text_20_body"><text:span text:style-name="Strong_20_Emphasis"><text:span text:style-name="T1">Q:</text:span></text:span><text:span text:style-name="T1"> Para que serve o CloudShell?<text:line-break/></text:span><text:span text:style-name="Strong_20_Emphasis"><text:span text:style-name="T1">A:</text:span></text:span><text:span text:style-name="T1"> Terminal no navegador, com credenciais configuradas, para usar CLI rapidamente.</text:span></text:p>
      <text:p text:style-name="P7"/>
      <text:h text:style-name="Heading_20_2" text:outline-level="2"><text:soft-page-break/><text:span text:style-name="T1">🧠 </text:span><text:span text:style-name="Strong_20_Emphasis"><text:span text:style-name="T1">Seção 5 – Estrutura da AWS</text:span></text:span></text:h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Quais são os componentes da infraestrutura global da AWS?<text:line-break/></text:span><text:span text:style-name="Strong_20_Emphasis"><text:span text:style-name="T1">A:</text:span></text:span></text:p>
      <text:list text:style-name="L35">
        <text:list-item>
          <text:p text:style-name="P60"><text:span text:style-name="Strong_20_Emphasis"><text:span text:style-name="T1">Regiões:</text:span></text:span><text:span text:style-name="T1"> Locais geográficos (ex: us-east-1).</text:span></text:p>
        </text:list-item>
        <text:list-item>
          <text:p text:style-name="P60"><text:span text:style-name="Strong_20_Emphasis"><text:span text:style-name="T1">AZs:</text:span></text:span><text:span text:style-name="T1"> Zonas de disponibilidade redundantes dentro da região.</text:span></text:p>
        </text:list-item>
        <text:list-item>
          <text:p text:style-name="P60"><text:span text:style-name="Strong_20_Emphasis"><text:span text:style-name="T1">Edge Locations:</text:span></text:span><text:span text:style-name="T1"> Pontos de presença para cache/CDN (CloudFront).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O que é uma Região na AWS?<text:line-break/></text:span><text:span text:style-name="Strong_20_Emphasis"><text:span text:style-name="T1">A:</text:span></text:span><text:span text:style-name="T1"> Local físico com múltiplas zonas de disponibilidade (AZs).</text:span></text:p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O que é o modelo de responsabilidade compartilhada da AWS?<text:line-break/></text:span><text:span text:style-name="Strong_20_Emphasis"><text:span text:style-name="T1">A:</text:span></text:span></text:p>
      <text:list text:style-name="L36">
        <text:list-item>
          <text:p text:style-name="P38">AWS: infraestrutura, hardware, rede, software.</text:p>
        </text:list-item>
        <text:list-item>
          <text:p text:style-name="P38">Cliente: dados, permissões, criptografia, configuração de serviços.</text:p>
        </text:list-item>
      </text:list>
      <text:p text:style-name="P2"><text:span text:style-name="Strong_20_Emphasis"/></text:p>
      <text:p text:style-name="Text_20_body"><text:span text:style-name="Strong_20_Emphasis"><text:span text:style-name="T1">Q: O que é o modelo de responsabilidade compartilhada da AWS?</text:span></text:span><text:span text:style-name="T1"><text:line-break/></text:span><text:span text:style-name="Strong_20_Emphasis"><text:span text:style-name="T1">A:</text:span></text:span><text:span text:style-name="T1"><text:line-break/><text:tab/>• </text:span><text:span text:style-name="Strong_20_Emphasis"><text:span text:style-name="T1">AWS:</text:span></text:span><text:span text:style-name="T1"> Responsável pela segurança da nuvem (infraestrutura, hardware, rede, software).<text:line-break/><text:tab/>• </text:span><text:span text:style-name="Strong_20_Emphasis"><text:span text:style-name="T1">Cliente:</text:span></text:span><text:span text:style-name="T1"> Responsável pela segurança na nuvem (dados, permissões, criptografia, configuração dos serviços).</text:span></text:p>
      <text:p text:style-name="Text_20_body"><text:span text:style-name="Strong_20_Emphasis"/></text:p>
      <text:p text:style-name="Text_20_body"><text:span text:style-name="Strong_20_Emphasis"><text:span text:style-name="T1">Q: Como a AWS distribui sua infraestrutura global?</text:span></text:span><text:span text:style-name="T1"><text:line-break/></text:span><text:span text:style-name="Strong_20_Emphasis"><text:span text:style-name="T1">A:</text:span></text:span><text:span text:style-name="T1"><text:line-break/><text:tab/>• Através de </text:span><text:span text:style-name="Strong_20_Emphasis"><text:span text:style-name="T1">Regiões</text:span></text:span><text:span text:style-name="T1">, cada uma com múltiplas </text:span><text:span text:style-name="Strong_20_Emphasis"><text:span text:style-name="T1">AZs</text:span></text:span><text:span text:style-name="T1"> (isoladas fisicamente, mas conectadas).<text:line-break/><text:tab/>• Utiliza </text:span><text:span text:style-name="Strong_20_Emphasis"><text:span text:style-name="T1">Edge Locations</text:span></text:span><text:span text:style-name="T1"> para melhorar desempenho de entrega de conteúdo.<text:line-break/><text:tab/>• Alta disponibilidade, baixa latência e tolerância a falhas.</text:span></text:p>
      <text:p text:style-name="P10"/>
      <text:p text:style-name="Text_20_body"><text:span text:style-name="Strong_20_Emphasis"><text:span text:style-name="T1">Q: Quais são as áreas de responsabilidade da AWS e do cliente?</text:span></text:span><text:span text:style-name="T1"><text:line-break/></text:span><text:span text:style-name="Strong_20_Emphasis"><text:span text:style-name="T1">A:</text:span></text:span><text:span text:style-name="T1"><text:line-break/><text:tab/>• </text:span><text:span text:style-name="Strong_20_Emphasis"><text:span text:style-name="T1">AWS:</text:span></text:span><text:span text:style-name="T1"> Manutenção física, rede, virtualização, e segurança de hardware.<text:line-break/><text:tab/>• </text:span><text:span text:style-name="Strong_20_Emphasis"><text:span text:style-name="T1">Cliente:</text:span></text:span><text:span text:style-name="T1"> Gestão de identidade e acesso, criptografia, sistema operacional, aplicativos e dados.</text:span></text:p>
      <text:p text:style-name="P8"/>
      <text:p text:style-name="Text_20_body"><text:span text:style-name="T2">🧠 </text:span><text:span text:style-name="Strong_20_Emphasis"><text:span text:style-name="T2">Seção 6 – Elastic Compute Cloud (EC2)</text:span></text:span></text:p>
      <text:p text:style-name="Text_20_body"><text:span text:style-name="Strong_20_Emphasis"/></text:p>
      <text:p text:style-name="Text_20_body"><text:span text:style-name="Strong_20_Emphasis"><text:span text:style-name="T1">Q: O que é o Amazon EC2?</text:span></text:span><text:span text:style-name="T1"><text:line-break/></text:span><text:span text:style-name="Strong_20_Emphasis"><text:span text:style-name="T1">A:</text:span></text:span><text:span text:style-name="T1"> Serviço que permite criar e gerenciar servidores virtuais (instâncias) na nuvem. Proporciona escalabilidade, controle total do ambiente e modelos de cobrança flexíveis.</text:span></text:p>
      <text:p text:style-name="Text_20_body"><text:span text:style-name="Strong_20_Emphasis"/></text:p>
      <text:p text:style-name="Text_20_body"><text:span text:style-name="Strong_20_Emphasis"><text:span text:style-name="T1">Q: Quais são os principais tipos de instâncias EC2?</text:span></text:span><text:span text:style-name="T1"><text:line-break/></text:span><text:span text:style-name="Strong_20_Emphasis"><text:span text:style-name="T1">A:</text:span></text:span><text:span text:style-name="T1"><text:line-break/><text:tab/>• </text:span><text:span text:style-name="Strong_20_Emphasis"><text:span text:style-name="T1">General Purpose (ex: t3, m5):</text:span></text:span><text:span text:style-name="T1"> Equilíbrio entre CPU, memória e rede.<text:line-break/><text:tab/>• </text:span><text:span text:style-name="Strong_20_Emphasis"><text:span text:style-name="T1">Compute Optimized (ex: c6g):</text:span></text:span><text:span text:style-name="T1"> Ideal para cargas intensivas em processamento.<text:line-break/><text:tab/>• </text:span><text:span text:style-name="Strong_20_Emphasis"><text:span text:style-name="T1">Memory Optimized (ex: r5):</text:span></text:span><text:span text:style-name="T1"> Para bancos de dados e caches.<text:line-break/></text:span><text:soft-page-break/><text:span text:style-name="T1"><text:tab/>• </text:span><text:span text:style-name="Strong_20_Emphasis"><text:span text:style-name="T1">Storage Optimized (ex: i3):</text:span></text:span><text:span text:style-name="T1"> Alta performance de IOPS e throughput.<text:line-break/><text:tab/>• </text:span><text:span text:style-name="Strong_20_Emphasis"><text:span text:style-name="T1">Accelerated Computing (ex: p3, inf1):</text:span></text:span><text:span text:style-name="T1"> GPUs e FPGAs para ML e IA.</text:span></text:p>
      <text:p text:style-name="Text_20_body"><text:span text:style-name="Strong_20_Emphasis"/></text:p>
      <text:p text:style-name="Text_20_body"><text:span text:style-name="Strong_20_Emphasis"><text:span text:style-name="T1">Q: Quais são os modelos de preços do EC2?</text:span></text:span><text:span text:style-name="T1"><text:line-break/></text:span><text:span text:style-name="Strong_20_Emphasis"><text:span text:style-name="T1">A:</text:span></text:span><text:span text:style-name="T1"><text:line-break/><text:tab/>• </text:span><text:span text:style-name="Strong_20_Emphasis"><text:span text:style-name="T1">On-Demand:</text:span></text:span><text:span text:style-name="T1"> Pagamento por hora/segundo, sem compromisso.<text:line-break/><text:tab/>• </text:span><text:span text:style-name="Strong_20_Emphasis"><text:span text:style-name="T1">Reserved Instances:</text:span></text:span><text:span text:style-name="T1"> Compromisso por 1 ou 3 anos com desconto.<text:line-break/><text:tab/>• </text:span><text:span text:style-name="Strong_20_Emphasis"><text:span text:style-name="T1">Spot Instances:</text:span></text:span><text:span text:style-name="T1"> Uso da capacidade ociosa com até 90% de desconto.<text:line-break/><text:tab/>• </text:span><text:span text:style-name="Strong_20_Emphasis"><text:span text:style-name="T1">Savings Plans:</text:span></text:span><text:span text:style-name="T1"> Compromisso flexível baseado em uso (não em instância).<text:line-break/><text:tab/>• </text:span><text:span text:style-name="Strong_20_Emphasis"><text:span text:style-name="T1">Dedicated Hosts:</text:span></text:span><text:span text:style-name="T1"> Servidor físico exclusivo para conformidade/licenciamento.</text:span></text:p>
      <text:p text:style-name="P13"><text:span text:style-name="Strong_20_Emphasis"><text:span text:style-name="T7"><text:line-break/>Q: Quais são os principais fatores que influenciam os valores do EC2?<text:line-break/>A: </text:span></text:span><text:span text:style-name="Strong_20_Emphasis"><text:span text:style-name="T8">Tipo da instância, tempo de uso, armazenamento, transferência de dados e serviços adicionais. Os modelos de preço incluem On-Demand, Reserved e Spot.</text:span></text:span></text:p>
      <text:p text:style-name="Text_20_body"><text:line-break/><text:span text:style-name="Strong_20_Emphasis"><text:span text:style-name="T1">Q:</text:span></text:span><text:span text:style-name="T3"> Quais são os passos principais para iniciar uma instância EC2?</text:span><text:span text:style-name="T1"><text:line-break/></text:span><text:span text:style-name="Strong_20_Emphasis"><text:span text:style-name="T1">A:</text:span></text:span><text:span text:style-name="T1"> Escolher uma AMI, selecionar o tipo da instância, configurar rede, adicionar armazenamento e gerar um par de chaves SSH.</text:span></text:p>
      <text:p text:style-name="Text_20_body"><text:span text:style-name="Strong_20_Emphasis"/></text:p>
      <text:p text:style-name="Text_20_body"><text:span text:style-name="Strong_20_Emphasis"><text:span text:style-name="T1">Q:</text:span></text:span><text:span text:style-name="T1"> </text:span><text:span text:style-name="T3">Como testar se um servidor web foi instalado corretamente em uma instância EC2?</text:span><text:span text:style-name="T1"><text:line-break/></text:span><text:span text:style-name="Strong_20_Emphasis"><text:span text:style-name="T1">A:</text:span></text:span><text:span text:style-name="T1"> Instale o servidor (Apache/Nginx), acesse o IP público da instância via navegador e verifique se a página de boas-vindas aparece.</text:span></text:p>
      <text:p text:style-name="Text_20_body"><text:span text:style-name="T1"><text:line-break/></text:span><text:span text:style-name="Strong_20_Emphasis"><text:span text:style-name="T1">Q:</text:span></text:span><text:span text:style-name="T3"> Como acessar uma instância EC2 via SSH?</text:span><text:span text:style-name="T1"><text:line-break/></text:span><text:span text:style-name="Strong_20_Emphasis"><text:span text:style-name="T1">A:</text:span></text:span><text:span text:style-name="T1"> Usando o terminal com o comando:</text:span></text:p>
      <text:p text:style-name="P16"><text:span text:style-name="Source_20_Text"><text:span text:style-name="T1">ssh -i "sua-chave.pem" ec2-user@ip-publico <text:s/></text:span></text:span></text:p>
      <text:p text:style-name="Text_20_body"><text:span text:style-name="Strong_20_Emphasis"><text:span text:style-name="T1">Q:</text:span></text:span><text:span text:style-name="T1"> </text:span><text:span text:style-name="T3">Quais são os principais estados de uma instância EC2?</text:span><text:span text:style-name="T1"><text:line-break/></text:span><text:span text:style-name="Strong_20_Emphasis"><text:span text:style-name="T1">A:</text:span></text:span><text:span text:style-name="T1"> Pending, running, stopping, stopped, terminated.</text:span></text:p>
      <text:p text:style-name="Text_20_body"><text:span text:style-name="T1"><text:line-break/></text:span><text:span text:style-name="Strong_20_Emphasis"><text:span text:style-name="T1">Q:</text:span></text:span><text:span text:style-name="T1"> </text:span><text:span text:style-name="T3">Para que servem os status checks da instância EC2?</text:span><text:span text:style-name="T1"><text:line-break/></text:span><text:span text:style-name="Strong_20_Emphasis"><text:span text:style-name="T1">A:</text:span></text:span><text:span text:style-name="T1"> Verificar a integridade da infraestrutura e do sistema operacional da instância.</text:span></text:p>
      <text:p text:style-name="P39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3:17:10.492194893</meta:creation-date>
    <dc:date>2025-04-16T16:30:49.001155055</dc:date>
    <meta:editing-duration>PT3H49M9S</meta:editing-duration>
    <meta:editing-cycles>7</meta:editing-cycles>
    <meta:generator>LibreOffice/7.4.7.2$Linux_X86_64 LibreOffice_project/40$Build-2</meta:generator>
    <meta:document-statistic meta:table-count="1" meta:image-count="0" meta:object-count="0" meta:page-count="10" meta:paragraph-count="225" meta:word-count="3011" meta:character-count="18733" meta:non-whitespace-character-count="16009"/>
  </office:meta>
</office:document-meta>
</file>